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3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3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3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3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16.10/18.10. and 23.10./25.10.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3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3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3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3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3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3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3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3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4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4">
          <table:table-cell office:value-type="string">
            <text:p>Arnd Beacker</text:p>
          </table:table-cell>
          <table:table-cell/>
          <table:table-cell table:style-name="ce14" office:value-type="string">
            <text:p><text:a xlink:href="mailto:arnd.baecker@web.de">arnd.baecker@web.de</text:a></text:p>
          </table:table-cell>
          <table:table-cell table:style-name="ce16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0"/>
          <table:table-cell table:style-name="ce14"/>
          <table:table-cell office:value-type="string">
            <text:p>digiKam marble integration</text:p>
          </table:table-cell>
        </table:table-row>
        <table:table-row table:style-name="ro3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3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3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3">
          <table:table-cell table:style-name="ce7" office:value-type="string">
            <text:p>Markus Leuthold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5"/>
        </table:table-row>
        <table:table-row table:style-name="ro3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Julien Pontabry</text:p>
            <draw:frame table:end-cell-address="Feuille1.A33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Julien Narboux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6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5">15.09.2009</text:date>, <text:time>16:3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5T16:34:43</dc:date>
    <meta:editing-duration>PT02H15M43S</meta:editing-duration>
    <meta:editing-cycles>47</meta:editing-cycles>
    <meta:generator>OpenOffice.org/3.1$Linux OpenOffice.org_project/310m19$Build-9420</meta:generator>
    <dc:creator>Andreas Clemens</dc:creator>
    <meta:document-statistic meta:table-count="3" meta:cell-count="153" meta:object-count="1"/>
    <meta:user-defined meta:name="Info 1"/>
    <meta:user-defined meta:name="Info 2"/>
    <meta:user-defined meta:name="Info 3"/>
    <meta:user-defined meta:name="Info 4"/>
  </office:meta>
</office:document-meta>
</file>